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38700000E2EB134FC9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officeooo:rsid="0017c32e" officeooo:paragraph-rsid="0017c32e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fo:font-size="30pt" officeooo:rsid="0017c32e" officeooo:paragraph-rsid="0017c32e" style:font-size-asian="30pt" style:font-size-complex="30pt"/>
    </style:style>
    <style:style style:name="P3" style:family="paragraph" style:parent-style-name="Standard">
      <style:paragraph-properties fo:text-align="end" style:justify-single-word="false"/>
      <style:text-properties fo:font-size="30pt" officeooo:rsid="0019701b" officeooo:paragraph-rsid="0019701b" style:font-size-asian="30pt" style:font-size-complex="3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DIAGRAMA DE CLASSES</text:p>
      <text:p text:style-name="P1"><text:tab/><text:tab/><text:tab/> <text:s text:c="5"/>THE PACMAN RETURNS</text:p>
      <text:p text:style-name="P1"/>
      <text:p text:style-name="P1"><draw:frame draw:style-name="fr1" draw:name="Image1" text:anchor-type="paragraph" svg:x="0.4417in" svg:y="0.5209in" svg:width="27.5425in" svg:height="20in" draw:z-index="0"><draw:image xlink:href="Pictures/100000000000138700000E2EB134FC9B.png" xlink:type="simple" xlink:show="embed" xlink:actuate="onLoad"/></draw:frame></text:p>
      <text:p text:style-name="P1"/>
      <text:p text:style-name="P3"><text:tab/><text:tab/><text:tab/><text:tab/><text:tab/><text:tab/><text:tab/><text:tab/><text:tab/><text:tab/><text:tab/><text:tab/><text:tab/><text:tab/><text:tab/><text:tab/><text:tab/><text:tab/>Oscar Galera Alfaro</text:p>
      <text:p text:style-name="P3"><text:tab/><text:tab/><text:tab/><text:tab/><text:tab/><text:tab/><text:tab/><text:tab/>Moises Saus 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0in" fo:page-height="2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9:59:02.337922689</meta:creation-date>
    <dc:date>2015-05-31T20:06:25.908574234</dc:date>
    <meta:editing-duration>PT5M11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1" meta:paragraph-count="4" meta:word-count="12" meta:character-count="110" meta:non-whitespace-character-count="63"/>
  </office:meta>
</office:document-meta>
</file>